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132.24pt"/>
    </style:style>
    <style:style style:name="co4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0"/>
    <style:style style:name="ce20" style:family="table-cell" style:parent-style-name="Pivot_20_Table_20_Value">
      <style:table-cell-properties fo:border-bottom="0.99pt solid #000000" fo:border-left="none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bsrv data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/>
          <table:table-cell office:value-type="string" calcext:value-type="string">
            <text:p>G-mut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Hammer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een Herb</text:p>
          </table:table-cell>
          <table:table-cell office:value-type="string" calcext:value-type="string">
            <text:p>Magnum Handgun</text:p>
          </table:table-cell>
          <table:table-cell office:value-type="string" calcext:value-type="string">
            <text:p>Survival Knif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 Rounds (30)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gnum Handgun</text:p>
          </table:table-cell>
          <table:table-cell office:value-type="string" calcext:value-type="string">
            <text:p>Shotgun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Magnum Handgun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hotgu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Handgun Magazin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reen Herb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Burst Handgu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Recovery Medicine (3)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Recovery Medicine (3)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Burst Handgun</text:p>
          </table:table-cell>
          <table:table-cell office:value-type="string" calcext:value-type="string">
            <text:p>Recovery Medicine (3)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ecovery Medicine (3)</text:p>
          </table:table-cell>
          <table:table-cell office:value-type="string" calcext:value-type="string">
            <text:p>Burst Handgun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urst Handgun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Magnum Handgun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/>
          <table:table-cell office:value-type="string" calcext:value-type="string">
            <text:p>Leech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hotgun Rounds (14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Grenade Launcher (Burst/3)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renade Launcher (Burst/3)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Newspaper + Bottle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Shotgun Rounds (14)</text:p>
          </table:table-cell>
          <table:table-cell office:value-type="string" calcext:value-type="string">
            <text:p>Grenade Launcher (Burst/3)</text:p>
          </table:table-cell>
          <table:table-cell office:value-type="string" calcext:value-type="string">
            <text:p>Acid Rounds (3)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rst Aid Spray</text:p>
          </table:table-cell>
          <table:table-cell table:number-columns-repeated="2" office:value-type="string" calcext:value-type="string">
            <text:p>Hamm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Handgun Rounds (30)</text:p>
          </table:table-cell>
          <table:table-cell table:number-columns-repeated="2" office:value-type="string" calcext:value-type="string">
            <text:p>First Aid Spray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Anti Virus (1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hotgun Rounds (14)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Grenade Launcher (Burst/3)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Anti Virus (1)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Anti Virus (1)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i Virus (1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Shotgun Rounds (14)</text:p>
          </table:table-cell>
          <table:table-cell office:value-type="string" calcext:value-type="string">
            <text:p>Handgun Rounds (30)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 Magazine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Regi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mb Switch</text:p>
          </table:table-cell>
          <table:table-cell table:number-columns-repeated="2" office:value-type="string" calcext:value-type="string">
            <text:p>No item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ndgun Rounds (20)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Anti Virus (3)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omb Switch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Bomb Switch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Handgun Rounds (20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 Virus (3)</text:p>
          </table:table-cell>
          <table:table-cell office:value-type="string" calcext:value-type="string">
            <text:p>No item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 Rounds (20)</text:p>
          </table:table-cell>
          <table:table-cell office:value-type="string" calcext:value-type="string">
            <text:p>Newspaper + Bottl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Handgun Rounds (20)</text:p>
          </table:table-cell>
          <table:table-cell office:value-type="string" calcext:value-type="string">
            <text:p>Anti Virus (3)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renade Launcher (Burst/3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nade Launcher (Burst/3)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Anti Virus (3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Bomb Switch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Grenade Launcher (Burst/3)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nade Launcher (Burst/3)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 office:value-type="string" calcext:value-type="string">
            <text:p>Red Herb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ed Herb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Thanny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Handgun Rounds (15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Spear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Handgun Rounds (30)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hotgun Rounds (14)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Assault Rifl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urvival Knif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Shotgun Rounds (14)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Shotgun Rounds (14)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otgun Rounds (14)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Lighter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Thanny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d Herb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on Pipe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urvival Knif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rvival Knife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Newspaper + Bottl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Spea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.45 Rounds (7)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Scrub Brush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Scrub Brush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andgun Rounds (15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.45 Rounds (7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Handgun Rounds (15)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crub Brush</text:p>
          </table:table-cell>
          <table:table-cell office:value-type="string" calcext:value-type="string">
            <text:p>.45 Rounds (7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Magazine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No item</text:p>
          </table:table-cell>
          <table:table-cell table:number-columns-repeated="2" office:value-type="string" calcext:value-type="string">
            <text:p>Acid Rounds (3)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reen Herb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lue Herb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Scrub Brush</text:p>
          </table:table-cell>
          <table:table-cell office:value-type="string" calcext:value-type="string">
            <text:p>.45 Rounds (7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Elephan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Rounds (30)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urst Rounds (2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Assault Rifl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urst Rounds (2)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urst Rounds (2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Handgun Rounds (30)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reen Herb</text:p>
          </table:table-cell>
          <table:table-cell office:value-type="string" calcext:value-type="string">
            <text:p>Burst Rounds (2)</text:p>
          </table:table-cell>
          <table:table-cell office:value-type="string" calcext:value-type="string">
            <text:p>Spear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L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Spear</text:p>
          </table:table-cell>
          <table:table-cell table:number-columns-repeated="2" office:value-type="string" calcext:value-type="string">
            <text:p>Handgun Rounds (15)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Newspaper + Bottle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Green Herb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 Rounds (15)</text:p>
          </table:table-cell>
          <table:table-cell table:number-columns-repeated="2"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andgun Rounds (15)</text:p>
          </table:table-cell>
          <table:table-cell table:number-columns-repeated="2" office:value-type="string" calcext:value-type="string">
            <text:p>Spear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No item</text:p>
          </table:table-cell>
          <table:table-cell table:number-columns-repeated="2" office:value-type="string" calcext:value-type="string">
            <text:p>Handgun Rounds (15)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Hammer</text:p>
          </table:table-cell>
          <table:table-cell table:number-columns-repeated="2" office:value-type="string" calcext:value-type="string">
            <text:p>Shotgun Rounds (14)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Shotgun Rounds (14)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Green Herb</text:p>
          </table:table-cell>
          <table:table-cell table:number-columns-repeated="2" office:value-type="string" calcext:value-type="string">
            <text:p>First Aid Spray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ewspaper + Bottle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Red Herb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hotgun Rounds (14)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urst Rounds (3)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Fle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Magnum Rounds (7)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Spea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Green Herb</text:p>
          </table:table-cell>
          <table:table-cell table:number-columns-repeated="2"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Hemostat (3)</text:p>
          </table:table-cell>
          <table:table-cell office:value-type="string" calcext:value-type="string">
            <text:p>Magnum Rounds (7)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gnum Rounds (7)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Acid Rounds (3)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Iron Pipe</text:p>
          </table:table-cell>
          <table:table-cell office:value-type="string" calcext:value-type="string">
            <text:p>Handgun Magazine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Red Herb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emostat (3)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Hemostat (3)</text:p>
          </table:table-cell>
          <table:table-cell office:value-type="string" calcext:value-type="string">
            <text:p>Handgun Magazine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emostat (3)</text:p>
          </table:table-cell>
          <table:table-cell table:number-columns-repeated="2" office:value-type="string" calcext:value-type="string">
            <text:p>Blue Herb</text:p>
          </table:table-cell>
          <table:table-cell office:value-type="string" calcext:value-type="string">
            <text:p>Magnum Rounds (7)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cid Rounds (3)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Shotgu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Battery</text:p>
          </table:table-cell>
          <table:table-cell table:number-columns-repeated="2" office:value-type="string" calcext:value-type="string">
            <text:p>Iron Pipe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Tyrant R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hotgun Rounds (21)</text:p>
          </table:table-cell>
          <table:table-cell office:value-type="string" calcext:value-type="string">
            <text:p>Grenade Launcher (Acid/6)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ecovery Medicine (3)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Shotgun Rounds (21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urst Rounds (3)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hotgun Rounds (21)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ammer</text:p>
          </table:table-cell>
          <table:table-cell table:number-columns-repeated="2" office:value-type="string" calcext:value-type="string">
            <text:p>Recovery Medicine (3)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 item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Grenade Launcher (Acid/6)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Grenade Launcher (Acid/6)</text:p>
          </table:table-cell>
          <table:table-cell office:value-type="string" calcext:value-type="string">
            <text:p>Shotgun Rounds (21)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urst Rounds (3)</text:p>
          </table:table-cell>
          <table:table-cell table:number-columns-repeated="3" office:value-type="string" calcext:value-type="string">
            <text:p>Green Her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lue Herb</text:p>
          </table:table-cell>
          <table:table-cell table:number-columns-repeated="2" office:value-type="string" calcext:value-type="string">
            <text:p>Hammer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First Aid Spray</text:p>
          </table:table-cell>
          <table:table-cell office:value-type="string" calcext:value-type="string">
            <text:p>Handgun Rounds (15)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reen Herb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renade Launcher (Acid/6)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Spea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 item</text:p>
          </table:table-cell>
          <table:table-cell table:number-columns-repeated="2" office:value-type="string" calcext:value-type="string">
            <text:p>Blue Herb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Ny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urvival Knif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Assault Rifle Clip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Assault Rifle Clip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lue Herb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ssault Rifle Clip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o item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ndgun Rounds (15)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ron Pipe</text:p>
          </table:table-cell>
          <table:table-cell table:number-columns-repeated="2" office:value-type="string" calcext:value-type="string">
            <text:p>Green Herb</text:p>
          </table:table-cell>
          <table:table-cell office:value-type="string" calcext:value-type="string">
            <text:p>Rocket Launcher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Handgun Rounds (15)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Assault Rifle Clip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Red Her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 Herb</text:p>
          </table:table-cell>
          <table:table-cell office:value-type="string" calcext:value-type="string">
            <text:p>No item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Iron Pip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ttery</text:p>
          </table:table-cell>
          <table:table-cell table:number-columns-repeated="2" office:value-type="string" calcext:value-type="string">
            <text:p>Red Herb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urst Rounds (3)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lue Herb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Survival Knife</text:p>
          </table:table-cell>
          <table:table-cell office:value-type="string" calcext:value-type="string">
            <text:p>Burst Rounds (3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Set A</text:p>
          </table:table-cell>
          <table:table-cell table:style-name="ce1" office:value-type="string" calcext:value-type="string">
            <text:p>Set B</text:p>
          </table:table-cell>
          <table:table-cell table:style-name="ce1" office:value-type="string" calcext:value-type="string">
            <text:p>Set C</text:p>
          </table:table-cell>
          <table:table-cell table:style-name="ce1" office:value-type="string" calcext:value-type="string">
            <text:p>Set D</text:p>
          </table:table-cell>
          <table:table-cell office:value-type="string" calcext:value-type="string">
            <text:p>Final battl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urst Rounds (5)</text:p>
          </table:table-cell>
          <table:table-cell office:value-type="string" calcext:value-type="string">
            <text:p>Battery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Magnum Handgun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ndgu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gnum Handgun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otgun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Handgun Rounds (30)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Magnum Handgun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andgun Rounds (30)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First Aid Spray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Assault Rifl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rst Aid Spray</text:p>
          </table:table-cell>
          <table:table-cell office:value-type="string" calcext:value-type="string">
            <text:p>Handgun Rounds (30)</text:p>
          </table:table-cell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ssault Rifle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ewspaper + Bottle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Iron Pipe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Burst Rounds (5)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reen Herb</text:p>
          </table:table-cell>
          <table:table-cell office:value-type="string" calcext:value-type="string">
            <text:p>Newspaper + Bottl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Shotgun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ttery</text:p>
          </table:table-cell>
          <table:table-cell table:number-columns-repeated="2" office:value-type="string" calcext:value-type="string">
            <text:p>Green Herb</text:p>
          </table:table-cell>
          <table:table-cell office:value-type="string" calcext:value-type="string">
            <text:p>Newspaper + Bottle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urst Rounds (5)</text:p>
          </table:table-cell>
          <table:table-cell office:value-type="string" calcext:value-type="string">
            <text:p>Magnum Handgun</text:p>
          </table:table-cell>
          <table:table-cell office:value-type="string" calcext:value-type="string">
            <text:p>Handgun</text:p>
          </table:table-cell>
          <table:table-cell office:value-type="string" calcext:value-type="string">
            <text:p>Green Herb</text:p>
          </table:table-cell>
          <table:table-cell table:number-columns-repeated="2"/>
        </table:table-row>
      </table:table>
      <table:table table:name="Pivot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Scenario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It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urst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urst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urst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urst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-mutant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 Rounds (14)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nade Launcher (Burst/3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30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Newspaper + Bottle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cid Rounds (3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nti Virus (1)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Magazine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nti Virus 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nti Virus 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nti Virus (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ant Leech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omb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2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nti Viru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omb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2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nti Viru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2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nti Viru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omb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nti Viru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omb Swit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2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nade Launcher (Burst/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s Licke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L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L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L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Ligh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.45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crub Br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crub Br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.45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.45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crub Br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crub Bru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atos II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.45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urst Rounds (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urst Rounds (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urst Rounds (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urst Rounds (2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 Rounds (14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gnum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emostat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gnum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emostat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gnum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emostat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cid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emostat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Magaz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Magnum Rounds (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gabit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 Rounds (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nade Launcher (Acid/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nade Launcher (Acid/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 Rounds (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 Rounds (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nade Launcher (Acid/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covery Medicine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nade Launcher (Acid/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 Rounds (2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p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rant-R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ssault Rifle C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ocket Laun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ocket Laun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ssault Rifle C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ssault Rifle C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ocket Laun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urvival Kni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ssault Rifle C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lue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ocket Launc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1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Red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x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urst Rounds (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Burst Rounds (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urst Rounds (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Iron Pi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atte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ndgun Rounds (3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Magnum Hand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First Aid Spr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Assault Rif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Ham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Burst Rounds (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Shotg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Newspaper + Bott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battle</text:p>
          </table:table-cell>
          <table:table-cell office:value-type="string" calcext:value-type="string">
            <text:p>Set D</text:p>
          </table:table-cell>
          <table:table-cell office:value-type="string" calcext:value-type="string">
            <text:p>Green Herb</text:p>
          </table:table-cell>
          <table:table-cell table:number-columns-repeated="7"/>
        </table:table-row>
      </table:table>
      <table:table table:name="Pivot Table_Pivot_1" table:style-name="ta1">
        <table:table-column table:style-name="co3" table:default-cell-style-name="ce7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Pivot_20_Table_20_Field" office:value-type="string" calcext:value-type="string">
            <text:p>Set</text:p>
          </table:table-cell>
          <table:table-cell table:style-name="ce9" office:value-type="string" calcext:value-type="string">
            <text:p>Set B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4" office:value-type="string" calcext:value-type="string">
            <text:p>Count - Item</text:p>
          </table:table-cell>
          <table:table-cell table:style-name="ce10" office:value-type="string" calcext:value-type="string">
            <text:p>Scenario</text:p>
          </table:table-cell>
          <table:table-cell table:style-name="ce16" table:number-columns-repeated="5"/>
          <table:table-cell table:style-name="ce28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11" office:value-type="string" calcext:value-type="string">
            <text:p>Giant Leech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Nyx</text:p>
          </table:table-cell>
          <table:table-cell table:style-name="ce17" office:value-type="string" calcext:value-type="string">
            <text:p>Oscar</text:p>
          </table:table-cell>
          <table:table-cell table:style-name="ce17" office:value-type="string" calcext:value-type="string">
            <text:p>Regis Licker</text:p>
          </table:table-cell>
          <table:table-cell table:style-name="ce17" office:value-type="string" calcext:value-type="string">
            <text:p>Tyrant-R</text:p>
          </table:table-cell>
          <table:table-cell table:style-name="ce29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Burst Rounds (2)</text:p>
          </table:table-cell>
          <table:table-cell table:style-name="ce12"/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 table:style-name="ce18"/>
          <table:table-cell table:style-name="ce24"/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st Rounds (3)</text:p>
          </table:table-cell>
          <table:table-cell table:style-name="ce13"/>
          <table:table-cell table:number-columns-repeated="2" table:style-name="ce19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nade Launcher (Burst/3)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number-columns-repeated="3"/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1" table:target-range-address="Pivot.A1:Pivot.C629" table:display-filter-buttons="true"/>
      </table:database-ranges>
      <table:data-pilot-tables>
        <table:data-pilot-table table:name="DataPilot1" table:application-data="" table:target-range-address="'Pivot Table_Pivot_1'.A2:'Pivot Table_Pivot_1'.H9" table:buttons="'Pivot Table_Pivot_1'.A2 'Pivot Table_Pivot_1'.A5 'Pivot Table_Pivot_1'.B4" table:show-filter-button="false" table:drill-down-on-double-click="false">
          <table:source-cell-range table:cell-range-address="Pivot.A1:Pivot.C629"/>
          <table:data-pilot-field table:source-field-name="Scenario" table:orientation="column" table:used-hierarchy="0" table:function="auto">
            <table:data-pilot-level table:show-empty="false" calcext:repeat-item-labels="false">
              <table:data-pilot-members>
                <table:data-pilot-member table:name="Final battle" table:display="true" table:show-details="true"/>
                <table:data-pilot-member table:name="G-mutant" table:display="true" table:show-details="true"/>
                <table:data-pilot-member table:name="Giant Leech" table:display="true" table:show-details="true"/>
                <table:data-pilot-member table:name="Gigabite" table:display="true" table:show-details="true"/>
                <table:data-pilot-member table:name="Max" table:display="true" table:show-details="true"/>
                <table:data-pilot-member table:name="Nyx" table:display="true" table:show-details="true"/>
                <table:data-pilot-member table:name="Oscar" table:display="true" table:show-details="true"/>
                <table:data-pilot-member table:name="Regis Licker" table:display="true" table:show-details="true"/>
                <table:data-pilot-member table:name="Thanatos I" table:display="true" table:show-details="true"/>
                <table:data-pilot-member table:name="Thanatos II" table:display="true" table:show-details="true"/>
                <table:data-pilot-member table:name="Tyrant-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 calcext:repeat-item-labels="false">
              <table:data-pilot-members>
                <table:data-pilot-member table:name=".45 Rounds (7)" table:display="false" table:show-details="true"/>
                <table:data-pilot-member table:name="Acid Rounds (3)" table:display="false" table:show-details="true"/>
                <table:data-pilot-member table:name="Anti Virus (1)" table:display="false" table:show-details="true"/>
                <table:data-pilot-member table:name="Anti Virus (3)" table:display="false" table:show-details="true"/>
                <table:data-pilot-member table:name="Assault Rifle" table:display="false" table:show-details="true"/>
                <table:data-pilot-member table:name="Assault Rifle Clip" table:display="false" table:show-details="true"/>
                <table:data-pilot-member table:name="Battery" table:display="false" table:show-details="true"/>
                <table:data-pilot-member table:name="Blue Herb" table:display="false" table:show-details="true"/>
                <table:data-pilot-member table:name="Bomb Switch" table:display="false" table:show-details="true"/>
                <table:data-pilot-member table:name="Burst Handgun" table:display="false" table:show-details="true"/>
                <table:data-pilot-member table:name="Burst Rounds (2)" table:display="true" table:show-details="true"/>
                <table:data-pilot-member table:name="Burst Rounds (3)" table:display="true" table:show-details="true"/>
                <table:data-pilot-member table:name="Burst Rounds (5)" table:display="true" table:show-details="true"/>
                <table:data-pilot-member table:name="First Aid Spray" table:display="false" table:show-details="true"/>
                <table:data-pilot-member table:name="Green Herb" table:display="false" table:show-details="true"/>
                <table:data-pilot-member table:name="Grenade Launcher (Acid/6)" table:display="false" table:show-details="true"/>
                <table:data-pilot-member table:name="Grenade Launcher (Burst/3)" table:display="true" table:show-details="true"/>
                <table:data-pilot-member table:name="Hammer" table:display="false" table:show-details="true"/>
                <table:data-pilot-member table:name="Handgun" table:display="false" table:show-details="true"/>
                <table:data-pilot-member table:name="Handgun Magazine" table:display="false" table:show-details="true"/>
                <table:data-pilot-member table:name="Handgun Rounds (15)" table:display="false" table:show-details="true"/>
                <table:data-pilot-member table:name="Handgun Rounds (20)" table:display="false" table:show-details="true"/>
                <table:data-pilot-member table:name="Handgun Rounds (30)" table:display="false" table:show-details="true"/>
                <table:data-pilot-member table:name="Hemostat (3)" table:display="false" table:show-details="true"/>
                <table:data-pilot-member table:name="Iron Pipe" table:display="false" table:show-details="true"/>
                <table:data-pilot-member table:name="Lighter" table:display="false" table:show-details="true"/>
                <table:data-pilot-member table:name="Magnum Handgun" table:display="false" table:show-details="true"/>
                <table:data-pilot-member table:name="Magnum Rounds (7)" table:display="false" table:show-details="true"/>
                <table:data-pilot-member table:name="Newspaper + Bottle" table:display="false" table:show-details="true"/>
                <table:data-pilot-member table:name="Recovery Medicine (3)" table:display="false" table:show-details="true"/>
                <table:data-pilot-member table:name="Red Herb" table:display="false" table:show-details="true"/>
                <table:data-pilot-member table:name="Rocket Launcher" table:display="false" table:show-details="true"/>
                <table:data-pilot-member table:name="Scrub Brush" table:display="false" table:show-details="true"/>
                <table:data-pilot-member table:name="Shotgun" table:display="false" table:show-details="true"/>
                <table:data-pilot-member table:name="Shotgun Rounds (14)" table:display="false" table:show-details="true"/>
                <table:data-pilot-member table:name="Shotgun Rounds (21)" table:display="false" table:show-details="true"/>
                <table:data-pilot-member table:name="Spear" table:display="false" table:show-details="true"/>
                <table:data-pilot-member table:name="Survival Knif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t" table:orientation="page" table:used-hierarchy="0" table:function="auto" loext:ignore-selected-page="true" table:selected-page="Set B">
            <table:data-pilot-level table:show-empty="false" calcext:repeat-item-labels="false">
              <table:data-pilot-members>
                <table:data-pilot-member table:name="Set A" table:display="false" table:show-details="true"/>
                <table:data-pilot-member table:name="Set B" table:display="true" table:show-details="true"/>
                <table:data-pilot-member table:name="Set C" table:display="false" table:show-details="true"/>
                <table:data-pilot-member table:name="Set 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Item" table:orientation="data" table:used-hierarchy="0" table:function="count">
            <table:data-pilot-level table:show-empty="false" calcext:repeat-item-labels="false">
              <table:data-pilot-members>
                <table:data-pilot-member table:name=".45 Rounds (7)" table:display="false" table:show-details="true"/>
                <table:data-pilot-member table:name="Acid Rounds (3)" table:display="true" table:show-details="true"/>
                <table:data-pilot-member table:name="Anti Virus (1)" table:display="false" table:show-details="true"/>
                <table:data-pilot-member table:name="Anti Virus (3)" table:display="false" table:show-details="true"/>
                <table:data-pilot-member table:name="Assault Rifle" table:display="false" table:show-details="true"/>
                <table:data-pilot-member table:name="Assault Rifle Clip" table:display="false" table:show-details="true"/>
                <table:data-pilot-member table:name="Battery" table:display="false" table:show-details="true"/>
                <table:data-pilot-member table:name="Blue Herb" table:display="false" table:show-details="true"/>
                <table:data-pilot-member table:name="Bomb Switch" table:display="false" table:show-details="true"/>
                <table:data-pilot-member table:name="Burst Handgun" table:display="false" table:show-details="true"/>
                <table:data-pilot-member table:name="Burst Rounds (2)" table:display="false" table:show-details="true"/>
                <table:data-pilot-member table:name="Burst Rounds (3)" table:display="false" table:show-details="true"/>
                <table:data-pilot-member table:name="Burst Rounds (5)" table:display="false" table:show-details="true"/>
                <table:data-pilot-member table:name="First Aid Spray" table:display="false" table:show-details="true"/>
                <table:data-pilot-member table:name="Green Herb" table:display="false" table:show-details="true"/>
                <table:data-pilot-member table:name="Grenade Launcher (Acid/6)" table:display="true" table:show-details="true"/>
                <table:data-pilot-member table:name="Grenade Launcher (Burst/3)" table:display="false" table:show-details="true"/>
                <table:data-pilot-member table:name="Hammer" table:display="false" table:show-details="true"/>
                <table:data-pilot-member table:name="Handgun" table:display="false" table:show-details="true"/>
                <table:data-pilot-member table:name="Handgun Magazine" table:display="false" table:show-details="true"/>
                <table:data-pilot-member table:name="Handgun Rounds (15)" table:display="false" table:show-details="true"/>
                <table:data-pilot-member table:name="Handgun Rounds (20)" table:display="false" table:show-details="true"/>
                <table:data-pilot-member table:name="Handgun Rounds (30)" table:display="false" table:show-details="true"/>
                <table:data-pilot-member table:name="Hemostat (3)" table:display="false" table:show-details="true"/>
                <table:data-pilot-member table:name="Iron Pipe" table:display="false" table:show-details="true"/>
                <table:data-pilot-member table:name="Lighter" table:display="false" table:show-details="true"/>
                <table:data-pilot-member table:name="Magnum Handgun" table:display="false" table:show-details="true"/>
                <table:data-pilot-member table:name="Magnum Rounds (7)" table:display="false" table:show-details="true"/>
                <table:data-pilot-member table:name="Newspaper + Bottle" table:display="false" table:show-details="true"/>
                <table:data-pilot-member table:name="Recovery Medicine (3)" table:display="false" table:show-details="true"/>
                <table:data-pilot-member table:name="Red Herb" table:display="false" table:show-details="true"/>
                <table:data-pilot-member table:name="Rocket Launcher" table:display="false" table:show-details="true"/>
                <table:data-pilot-member table:name="Scrub Brush" table:display="false" table:show-details="true"/>
                <table:data-pilot-member table:name="Shotgun" table:display="false" table:show-details="true"/>
                <table:data-pilot-member table:name="Shotgun Rounds (14)" table:display="false" table:show-details="true"/>
                <table:data-pilot-member table:name="Shotgun Rounds (21)" table:display="false" table:show-details="true"/>
                <table:data-pilot-member table:name="Spear" table:display="false" table:show-details="true"/>
                <table:data-pilot-member table:name="Survival Knif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6:15:03.196405287</meta:creation-date>
    <dc:date>2019-08-04T17:05:12.872460722</dc:date>
    <meta:editing-duration>PT50M5S</meta:editing-duration>
    <meta:editing-cycles>12</meta:editing-cycles>
    <meta:generator>LibreOffice/6.0.7.3$Linux_X86_64 LibreOffice_project/00m0$Build-3</meta:generator>
    <meta:document-statistic meta:table-count="3" meta:cell-count="2850" meta:object-count="0"/>
  </office:meta>
</office:document-meta>
</file>